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ploadDefinition.get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loadDefinition.hasValueChangedListen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loadDefinition.setRequired( boolean requir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ploadDefinition.addMimeTypes( String typ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ploadDefinition.initializeFrom( WidgetDefinition defini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ploadDefinition.UploadDefini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ploadDefinition.getValueChangedListe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loadDefinition.create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loadDefinition.UploadDefinition( boolean required , String mimeTyp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ploadDefinition.isRequi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ploadDefinition.addValueChangedListener( ValueChangedListener liste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